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text-underline-style="none" officeooo:paragraph-rsid="03d78b1c" fo:background-color="transparent"/>
    </style:style>
    <style:style style:name="P2" style:family="paragraph" style:parent-style-name="Standard">
      <style:paragraph-properties fo:line-height="100%" fo:text-align="start" style:justify-single-word="false"/>
      <style:text-properties officeooo:paragraph-rsid="0179da36" fo:background-color="#ffff00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3d87ad2"/>
    </style:style>
    <style:style style:name="P4" style:family="paragraph" style:parent-style-name="Standard">
      <style:paragraph-properties fo:line-height="100%" fo:text-align="start" style:justify-single-word="false"/>
      <style:text-properties fo:color="#000000" officeooo:rsid="03d56841" officeooo:paragraph-rsid="03d56841" fo:background-color="transparent"/>
    </style:style>
    <style:style style:name="P5" style:family="paragraph" style:parent-style-name="Standard">
      <style:paragraph-properties fo:line-height="100%" fo:text-align="start" style:justify-single-word="false"/>
      <style:text-properties fo:color="#000000" officeooo:rsid="03d78b1c" officeooo:paragraph-rsid="03d78b1c" fo:background-color="transparent"/>
    </style:style>
    <style:style style:name="P6" style:family="paragraph" style:parent-style-name="Standard">
      <style:paragraph-properties fo:line-height="100%" fo:text-align="start" style:justify-single-word="false"/>
      <style:text-properties officeooo:paragraph-rsid="03d78b1c" fo:background-color="transparent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3d86add" fo:background-color="transparent"/>
    </style:style>
    <style:style style:name="P8" style:family="paragraph" style:parent-style-name="Standard">
      <style:paragraph-properties fo:line-height="100%" fo:text-align="start" style:justify-single-word="false"/>
      <style:text-properties officeooo:rsid="03dcd574" officeooo:paragraph-rsid="0179da36"/>
    </style:style>
    <style:style style:name="P9" style:family="paragraph" style:parent-style-name="Standard">
      <style:paragraph-properties fo:line-height="100%" fo:text-align="start" style:justify-single-word="false"/>
      <style:text-properties officeooo:rsid="03dcd574" officeooo:paragraph-rsid="03dcd574"/>
    </style:style>
    <style:style style:name="P10" style:family="paragraph" style:parent-style-name="Standard">
      <style:paragraph-properties fo:line-height="100%" fo:text-align="start" style:justify-single-word="false"/>
      <style:text-properties style:text-underline-style="none" officeooo:rsid="03d78b1c" officeooo:paragraph-rsid="03d78b1c" fo:background-color="transparent"/>
    </style:style>
    <style:style style:name="P11" style:family="paragraph" style:parent-style-name="Standard">
      <style:paragraph-properties fo:line-height="100%" fo:text-align="start" style:justify-single-word="false"/>
      <style:text-properties officeooo:rsid="03dcd574" officeooo:paragraph-rsid="0179da36" fo:background-color="#ffff00"/>
    </style:style>
    <style:style style:name="T1" style:family="text">
      <style:text-properties officeooo:rsid="03d78b1c"/>
    </style:style>
    <style:style style:name="T2" style:family="text">
      <style:text-properties fo:color="#000000" officeooo:rsid="03d78b1c"/>
    </style:style>
    <style:style style:name="T3" style:family="text">
      <style:text-properties fo:color="#000000" officeooo:rsid="03d86add"/>
    </style:style>
    <style:style style:name="T4" style:family="text">
      <style:text-properties fo:color="#000000" officeooo:rsid="03d87ad2"/>
    </style:style>
    <style:style style:name="T5" style:family="text">
      <style:text-properties officeooo:rsid="03d87ad2" fo:background-color="transparent" loext:char-shading-value="0"/>
    </style:style>
    <style:style style:name="T6" style:family="text">
      <style:text-properties officeooo:rsid="03dc16eb" fo:background-color="transparent" loext:char-shading-value="0"/>
    </style:style>
    <style:style style:name="T7" style:family="text">
      <style:text-properties officeooo:rsid="03d9a34f" fo:background-color="transparent" loext:char-shading-value="0"/>
    </style:style>
    <style:style style:name="T8" style:family="text">
      <style:text-properties style:text-underline-style="solid" style:text-underline-width="auto" style:text-underline-color="font-color" fo:font-weight="bold" officeooo:rsid="03dcd574" fo:background-color="transparent" loext:char-shading-value="0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Following the reading of chapters 15 and 16, answer the following questions:</text:p>
      <text:p text:style-name="P11"/>
      <text:p text:style-name="P11">8a.Incident Management Capability Metrics</text:p>
      <text:p text:style-name="P11">8a.I In your opinion what skills should Incident Response Personnel poses (Hint: describe 2 technical skills and two non-technical skills</text:p>
      <text:p text:style-name="P11"/>
      <text:p text:style-name="P11">8a.II. Suggest two questions to list in the Incident Management Capability Metrics associated with the personnel (Hint: requirements, competencies, regulation, standards, tools utilization, training, etc.) <text:s/></text:p>
      <text:p text:style-name="P11"/>
      <text:p text:style-name="P11">8a.III. In your opinion, what is the impact of incident management personnel staying/not staying current with the environment in which they and their staff work at as far as incident management response. Are there situations where personnel knowledge and skills are irrelevant?</text:p>
      <text:p text:style-name="P11">Advice the incident management personnel on ways to stay current.</text:p>
      <text:p text:style-name="P11"/>
      <text:p text:style-name="P11">8b.The author concludes in chapter 16 that ad-hoc approach to information security governance is ineffective. Given the Covid-19 pandemic challenges and significance uncertainty related to information security, indicate whether you support this approach or object, provide specific evidence in your respons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8T21:33:58.634458317</meta:creation-date>
    <dc:date>2022-11-26T21:40:35.616472472</dc:date>
    <meta:editing-duration>P1DT10H22M18S</meta:editing-duration>
    <meta:editing-cycles>357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54" meta:character-count="1111" meta:non-whitespace-character-count="962"/>
  </office:meta>
</office:document-meta>
</file>